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835in" svg:height="4.7717in" svg:x="0.0937in" svg:y="6.8988in">
            <draw:object draw:notify-on-update-of-ranges="Sheet1.A2:Sheet1.A19 Sheet1.B2:Sheet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9846in" svg:height="5.0535in" svg:x="0in" svg:y="12.9539in">
            <draw:object draw:notify-on-update-of-ranges="Sheet1.F2:Sheet1.F19 Sheet1.G2:Shee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752in" svg:height="4.9228in" svg:x="0in" svg:y="19.1614in">
            <draw:object draw:notify-on-update-of-ranges="Sheet1.I2:Sheet1.I19 Sheet1.J2:Sheet1.J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4984in" svg:height="5.2705in" svg:x="0.1303in" svg:y="25.1917in">
            <draw:object draw:notify-on-update-of-ranges="Sheet1.A1:Sheet1.A1 Sheet1.A2:Sheet1.A19 Sheet1.B1:Sheet1.B1 Sheet1.B2:Sheet1.B19 Sheet1.C1:Sheet1.C1 Sheet1.C2:Sheet1.C19 Sheet1.D1:Sheet1.D1 Sheet1.D2:Sheet1.D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4984in" svg:height="5.2705in" svg:x="0.1949in" svg:y="31.4461in">
            <draw:object draw:notify-on-update-of-ranges="Sheet1.A2:Sheet1.A19 Sheet1.A2:Sheet1.A19 Sheet1.B1:Sheet1.B1 Sheet1.B2:Sheet1.B19 Sheet1.A2:Sheet1.A19 Sheet1.C1:Sheet1.C1 Sheet1.C2:Sheet1.C19 Sheet1.A2:Sheet1.A19 Sheet1.D1:Sheet1.D1 Sheet1.D2:Sheet1.D1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lg 1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Alg 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81.2" calcext:value-type="float">
            <text:p>4381.2</text:p>
          </table:table-cell>
          <table:table-cell office:value-type="float" office:value="578.1" calcext:value-type="float">
            <text:p>578.1</text:p>
          </table:table-cell>
          <table:table-cell office:value-type="float" office:value="297.7" calcext:value-type="float">
            <text:p>297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8.1" calcext:value-type="float">
            <text:p>57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46" calcext:value-type="float">
            <text:p>25846</text:p>
          </table:table-cell>
          <table:table-cell office:value-type="float" office:value="2171.2" calcext:value-type="float">
            <text:p>2171.2</text:p>
          </table:table-cell>
          <table:table-cell office:value-type="float" office:value="605.9" calcext:value-type="float">
            <text:p>605.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71.2" calcext:value-type="float">
            <text:p>2171.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5.9" calcext:value-type="float">
            <text:p>605.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077.4" calcext:value-type="float">
            <text:p>77077.4</text:p>
          </table:table-cell>
          <table:table-cell office:value-type="float" office:value="4809" calcext:value-type="float">
            <text:p>4809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8979.8" calcext:value-type="float">
            <text:p>168979.8</text:p>
          </table:table-cell>
          <table:table-cell office:value-type="float" office:value="8679.8" calcext:value-type="float">
            <text:p>8679.8</text:p>
          </table:table-cell>
          <table:table-cell office:value-type="float" office:value="1278.6" calcext:value-type="float">
            <text:p>1278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679.8" calcext:value-type="float">
            <text:p>8679.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78.6" calcext:value-type="float">
            <text:p>127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515.7" calcext:value-type="float">
            <text:p>316515.7</text:p>
          </table:table-cell>
          <table:table-cell office:value-type="float" office:value="13621.6" calcext:value-type="float">
            <text:p>13621.6</text:p>
          </table:table-cell>
          <table:table-cell office:value-type="float" office:value="1621.9" calcext:value-type="float">
            <text:p>1621.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621.6" calcext:value-type="float">
            <text:p>13621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21.9" calcext:value-type="float">
            <text:p>1621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9024.7" calcext:value-type="float">
            <text:p>529024.7</text:p>
          </table:table-cell>
          <table:table-cell office:value-type="float" office:value="19502.3" calcext:value-type="float">
            <text:p>19502.3</text:p>
          </table:table-cell>
          <table:table-cell office:value-type="float" office:value="1971.1" calcext:value-type="float">
            <text:p>1971.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502.3" calcext:value-type="float">
            <text:p>19502.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71.1" calcext:value-type="float">
            <text:p>1971.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18525.6" calcext:value-type="float">
            <text:p>818525.6</text:p>
          </table:table-cell>
          <table:table-cell office:value-type="float" office:value="26344" calcext:value-type="float">
            <text:p>26344</text:p>
          </table:table-cell>
          <table:table-cell office:value-type="float" office:value="2313.6" calcext:value-type="float">
            <text:p>2313.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6344" calcext:value-type="float">
            <text:p>2634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13.6" calcext:value-type="float">
            <text:p>2313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576.4" calcext:value-type="float">
            <text:p>207576.4</text:p>
          </table:table-cell>
          <table:table-cell office:value-type="float" office:value="34577.8" calcext:value-type="float">
            <text:p>34577.8</text:p>
          </table:table-cell>
          <table:table-cell office:value-type="float" office:value="2669.5" calcext:value-type="float">
            <text:p>2669.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4577.8" calcext:value-type="float">
            <text:p>34577.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669.5" calcext:value-type="float">
            <text:p>2669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89885.4" calcext:value-type="float">
            <text:p>689885.4</text:p>
          </table:table-cell>
          <table:table-cell office:value-type="float" office:value="43979" calcext:value-type="float">
            <text:p>43979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3979" calcext:value-type="float">
            <text:p>4397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6014.9" calcext:value-type="float">
            <text:p>306014.9</text:p>
          </table:table-cell>
          <table:table-cell office:value-type="float" office:value="54099.3" calcext:value-type="float">
            <text:p>54099.3</text:p>
          </table:table-cell>
          <table:table-cell office:value-type="float" office:value="3362.8" calcext:value-type="float">
            <text:p>3362.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4099.3" calcext:value-type="float">
            <text:p>54099.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362.8" calcext:value-type="float">
            <text:p>336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8324.2" calcext:value-type="float">
            <text:p>298324.2</text:p>
          </table:table-cell>
          <table:table-cell office:value-type="float" office:value="216514.9" calcext:value-type="float">
            <text:p>216514.9</text:p>
          </table:table-cell>
          <table:table-cell office:value-type="float" office:value="7006.1" calcext:value-type="float">
            <text:p>7006.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6514.9" calcext:value-type="float">
            <text:p>216514.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6.1" calcext:value-type="float">
            <text:p>7006.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884.4" calcext:value-type="float">
            <text:p>507884.4</text:p>
          </table:table-cell>
          <table:table-cell office:value-type="float" office:value="487800.7" calcext:value-type="float">
            <text:p>487800.7</text:p>
          </table:table-cell>
          <table:table-cell office:value-type="float" office:value="10711.1" calcext:value-type="float">
            <text:p>10711.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87800.7" calcext:value-type="float">
            <text:p>487800.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711.1" calcext:value-type="float">
            <text:p>10711.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94949.8" calcext:value-type="float">
            <text:p>594949.8</text:p>
          </table:table-cell>
          <table:table-cell office:value-type="float" office:value="863355.1" calcext:value-type="float">
            <text:p>863355.1</text:p>
          </table:table-cell>
          <table:table-cell office:value-type="float" office:value="14470.3" calcext:value-type="float">
            <text:p>14470.3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863355.1" calcext:value-type="float">
            <text:p>863355.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470.3" calcext:value-type="float">
            <text:p>14470.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2895.7" calcext:value-type="float">
            <text:p>642895.7</text:p>
          </table:table-cell>
          <table:table-cell office:value-type="float" office:value="368598.4" calcext:value-type="float">
            <text:p>368598.4</text:p>
          </table:table-cell>
          <table:table-cell office:value-type="float" office:value="18148.4" calcext:value-type="float">
            <text:p>18148.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68598.4" calcext:value-type="float">
            <text:p>368598.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148.4" calcext:value-type="float">
            <text:p>18148.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6445.7" calcext:value-type="float">
            <text:p>626445.7</text:p>
          </table:table-cell>
          <table:table-cell office:value-type="float" office:value="581644.8" calcext:value-type="float">
            <text:p>581644.8</text:p>
          </table:table-cell>
          <table:table-cell office:value-type="float" office:value="22018.3" calcext:value-type="float">
            <text:p>22018.3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81644.8" calcext:value-type="float">
            <text:p>581644.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018.3" calcext:value-type="float">
            <text:p>22018.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63164.1" calcext:value-type="float">
            <text:p>463164.1</text:p>
          </table:table-cell>
          <table:table-cell office:value-type="float" office:value="553150.9" calcext:value-type="float">
            <text:p>553150.9</text:p>
          </table:table-cell>
          <table:table-cell office:value-type="float" office:value="25806" calcext:value-type="float">
            <text:p>2580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53150.9" calcext:value-type="float">
            <text:p>553150.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3640.9" calcext:value-type="float">
            <text:p>493640.9</text:p>
          </table:table-cell>
          <table:table-cell office:value-type="float" office:value="473517.9" calcext:value-type="float">
            <text:p>473517.9</text:p>
          </table:table-cell>
          <table:table-cell office:value-type="float" office:value="29731.5" calcext:value-type="float">
            <text:p>29731.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73517.9" calcext:value-type="float">
            <text:p>473517.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9731.5" calcext:value-type="float">
            <text:p>29731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378" calcext:value-type="float">
            <text:p>510378</text:p>
          </table:table-cell>
          <table:table-cell office:value-type="float" office:value="523590.8" calcext:value-type="float">
            <text:p>523590.8</text:p>
          </table:table-cell>
          <table:table-cell office:value-type="float" office:value="33861.6" calcext:value-type="float">
            <text:p>33861.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23590.8" calcext:value-type="float">
            <text:p>523590.8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3861.6" calcext:value-type="float">
            <text:p>3386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on </meta:initial-creator>
    <meta:creation-date>2015-02-02T23:06:58.439447328</meta:creation-date>
    <dc:date>2015-02-03T23:22:00.746524499</dc:date>
    <dc:creator>bryon </dc:creator>
    <meta:editing-duration>PT22H58M57S</meta:editing-duration>
    <meta:editing-cycles>7</meta:editing-cycles>
    <meta:generator>LibreOffice/4.2.7.2$Linux_X86_64 LibreOffice_project/420m0$Build-2</meta:generator>
    <meta:document-statistic meta:table-count="1" meta:cell-count="1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49cm" svg:height="12.121cm" xlink:href=".." xlink:type="simple" chart:class="chart:scatter" chart:style-name="ch1">
        <chart:title svg:x="9.566cm" svg:y="0.378cm" chart:style-name="ch2">
          <text:p>Algorithm 1</text:p>
        </chart:title>
        <chart:subtitle svg:x="9.606cm" svg:y="1.425cm" chart:style-name="ch3">
          <text:p>Enumeration</text:p>
        </chart:subtitle>
        <chart:plot-area chart:style-name="ch4" table:cell-range-address="Sheet1.A2:Sheet1.B19" svg:x="1.441cm" svg:y="2.376cm" svg:width="19.678cm" svg:height="8.522cm">
          <chartooo:coordinate-region svg:x="2.803cm" svg:y="2.575cm" svg:width="17.851cm" svg:height="7.676cm"/>
          <chart:axis chart:dimension="x" chart:name="primary-x" chart:style-name="ch5">
            <chart:title svg:x="9.185cm" svg:y="11.14cm" chart:style-name="ch6">
              <text:p>Number of elements in array</text:p>
            </chart:title>
          </chart:axis>
          <chart:axis chart:dimension="y" chart:name="primary-y" chart:style-name="ch7">
            <chart:title svg:x="0.451cm" svg:y="8.361cm" chart:style-name="ch8">
              <text:p>Time (in microseconds)</text:p>
            </chart:title>
            <chart:grid chart:style-name="ch9" chart:class="major"/>
          </chart:axis>
          <chart:series chart:style-name="ch10" chart:values-cell-range-address="Sheet1.B2:Sheet1.B19" chart:class="chart:scatter">
            <chart:domain table:cell-range-address="Sheet1.A2:Sheet1.A19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22cm" svg:height="12.837cm" xlink:href=".." xlink:type="simple" chart:class="chart:scatter" chart:style-name="ch1">
        <chart:title svg:x="10.203cm" svg:y="0.392cm" chart:style-name="ch2">
          <text:p>Algorithm 2</text:p>
        </chart:title>
        <chart:subtitle svg:x="9.674cm" svg:y="1.453cm" chart:style-name="ch3">
          <text:p>Better Enumeration</text:p>
        </chart:subtitle>
        <chart:plot-area chart:style-name="ch4" table:cell-range-address="Sheet1.F2:Sheet1.G19" chart:data-source-has-labels="column" svg:x="1.467cm" svg:y="2.418cm" svg:width="20.899cm" svg:height="9.182cm">
          <chartooo:coordinate-region svg:x="3.014cm" svg:y="2.617cm" svg:width="18.887cm" svg:height="8.336cm"/>
          <chart:axis chart:dimension="x" chart:name="primary-x" chart:style-name="ch5" chartooo:axis-type="auto">
            <chart:title svg:x="9.821cm" svg:y="11.856cm" chart:style-name="ch6">
              <text:p>Number of elements in array</text:p>
            </chart:title>
            <chart:categories table:cell-range-address="Sheet1.F2:Sheet1.F19"/>
          </chart:axis>
          <chart:axis chart:dimension="y" chart:name="primary-y" chart:style-name="ch5">
            <chart:title svg:x="0.451cm" svg:y="8.733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G2:Sheet1.G19" chart:class="chart:scatter">
            <chart:domain table:cell-range-address="Sheet1.F2:Sheet1.F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F2:Sheet1.F19</svg:desc>
                </draw:g>
              </table:table-cell>
              <table:table-cell office:value-type="float" office:value="578.1">
                <text:p>578.1</text:p>
                <draw:g>
                  <svg:desc>Sheet1.G2:Sheet1.G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1.2">
                <text:p>217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79.8">
                <text:p>8679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621.6">
                <text:p>13621.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502.3">
                <text:p>19502.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577.8">
                <text:p>34577.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979">
                <text:p>439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099.3">
                <text:p>54099.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6514.9">
                <text:p>216514.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87800.7">
                <text:p>487800.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63355.1">
                <text:p>863355.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8598.4">
                <text:p>36859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81644.8">
                <text:p>581644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53150.9">
                <text:p>553150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3517.9">
                <text:p>473517.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23590.8">
                <text:p>52359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31cm" svg:height="12.505cm" xlink:href=".." xlink:type="simple" chart:class="chart:scatter" chart:style-name="ch1">
        <chart:title svg:x="9.907cm" svg:y="0.386cm" chart:style-name="ch2">
          <text:p>Algorithm 3</text:p>
        </chart:title>
        <chart:subtitle svg:x="9.523cm" svg:y="1.441cm" chart:style-name="ch3">
          <text:p>Divide &amp; Conquer</text:p>
        </chart:subtitle>
        <chart:plot-area chart:style-name="ch4" table:cell-range-address="Sheet1.I2:Sheet1.J19" chart:data-source-has-labels="column" svg:x="1.455cm" svg:y="2.4cm" svg:width="20.332cm" svg:height="8.874cm">
          <chartooo:coordinate-region svg:x="2.632cm" svg:y="2.599cm" svg:width="18.69cm" svg:height="8.028cm"/>
          <chart:axis chart:dimension="x" chart:name="primary-x" chart:style-name="ch5" chartooo:axis-type="auto">
            <chart:title svg:x="9.526cm" svg:y="11.524cm" chart:style-name="ch6">
              <text:p>Number of elements in array</text:p>
            </chart:title>
            <chart:categories table:cell-range-address="Sheet1.I2:Sheet1.I19"/>
          </chart:axis>
          <chart:axis chart:dimension="y" chart:name="primary-y" chart:style-name="ch5">
            <chart:title svg:x="0.451cm" svg:y="8.561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J2:Sheet1.J19" chart:class="chart:scatter">
            <chart:domain table:cell-range-address="Sheet1.I2:Sheet1.I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I2:Sheet1.I19</svg:desc>
                </draw:g>
              </table:table-cell>
              <table:table-cell office:value-type="float" office:value="297.7">
                <text:p>297.7</text:p>
                <draw:g>
                  <svg:desc>Sheet1.J2:Sheet1.J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87cm" svg:height="13.388cm" xlink:href=".." xlink:type="simple" chart:class="chart:scatter" chart:style-name="ch1">
        <chart:title svg:x="8.157cm" svg:y="0.403cm" chart:style-name="ch2">
          <text:p>Comparison of Algorithms</text:p>
        </chart:title>
        <chart:legend chart:legend-position="end" svg:x="19.449cm" svg:y="5.897cm" style:legend-expansion="high" chart:style-name="ch3"/>
        <chart:plot-area chart:style-name="ch4" table:cell-range-address="Sheet1.A1:Sheet1.D19" chart:data-source-has-labels="both" svg:x="1.442cm" svg:y="1.475cm" svg:width="17.576cm" svg:height="10.665cm">
          <chartooo:coordinate-region svg:x="2.989cm" svg:y="1.674cm" svg:width="15.564cm" svg:height="9.819cm"/>
          <chart:axis chart:dimension="x" chart:name="primary-x" chart:style-name="ch5" chartooo:axis-type="auto">
            <chart:title svg:x="8.135cm" svg:y="12.407cm" chart:style-name="ch6">
              <text:p>Number of elements in array</text:p>
            </chart:title>
            <chart:categories table:cell-range-address="Sheet1.A2:Sheet1.A19"/>
          </chart:axis>
          <chart:axis chart:dimension="y" chart:name="primary-y" chart:style-name="ch5">
            <chart:title svg:x="0.451cm" svg:y="8.531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0" chart:values-cell-range-address="Sheet1.C2:Sheet1.C19" chart:label-cell-address="Sheet1.C1:Sheet1.C1" chart:class="chart:scatter">
            <chart:data-point chart:repeated="18"/>
          </chart:series>
          <chart:series chart:style-name="ch11" chart:values-cell-range-address="Sheet1.D2:Sheet1.D19" chart:label-cell-address="Sheet1.D1:Sheet1.D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 1</text:p>
                <draw:g>
                  <svg:desc>Sheet1.B1:Sheet1.B1</svg:desc>
                </draw:g>
              </table:table-cell>
              <table:table-cell office:value-type="string">
                <text:p>Alg 2</text:p>
                <draw:g>
                  <svg:desc>Sheet1.C1:Sheet1.C1</svg:desc>
                </draw:g>
              </table:table-cell>
              <table:table-cell office:value-type="string">
                <text:p>Alg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  <table:table-cell office:value-type="float" office:value="578.1">
                <text:p>578.1</text:p>
                <draw:g>
                  <svg:desc>Sheet1.C2:Sheet1.C19</svg:desc>
                </draw:g>
              </table:table-cell>
              <table:table-cell office:value-type="float" office:value="297.7">
                <text:p>297.7</text:p>
                <draw:g>
                  <svg:desc>Sheet1.D2:Sheet1.D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  <table:table-cell office:value-type="float" office:value="2171.2">
                <text:p>2171.2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  <table:table-cell office:value-type="float" office:value="4809">
                <text:p>480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  <table:table-cell office:value-type="float" office:value="8679.8">
                <text:p>8679.8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  <table:table-cell office:value-type="float" office:value="13621.6">
                <text:p>13621.6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  <table:table-cell office:value-type="float" office:value="19502.3">
                <text:p>19502.3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  <table:table-cell office:value-type="float" office:value="26344">
                <text:p>26344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  <table:table-cell office:value-type="float" office:value="34577.8">
                <text:p>34577.8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  <table:table-cell office:value-type="float" office:value="43979">
                <text:p>439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  <table:table-cell office:value-type="float" office:value="54099.3">
                <text:p>54099.3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  <table:table-cell office:value-type="float" office:value="216514.9">
                <text:p>216514.9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  <table:table-cell office:value-type="float" office:value="487800.7">
                <text:p>487800.7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  <table:table-cell office:value-type="float" office:value="863355.1">
                <text:p>863355.1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  <table:table-cell office:value-type="float" office:value="368598.4">
                <text:p>368598.4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  <table:table-cell office:value-type="float" office:value="581644.8">
                <text:p>581644.8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  <table:table-cell office:value-type="float" office:value="553150.9">
                <text:p>553150.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  <table:table-cell office:value-type="float" office:value="473517.9">
                <text:p>473517.9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  <table:table-cell office:value-type="float" office:value="523590.8">
                <text:p>523590.8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87cm" svg:height="13.388cm" xlink:href=".." xlink:type="simple" chart:class="chart:scatter" chart:column-mapping="0 1 2" chart:style-name="ch1">
        <chart:title svg:x="8.157cm" svg:y="0.403cm" chart:style-name="ch2">
          <text:p>Comparison of Algorithms</text:p>
        </chart:title>
        <chart:subtitle svg:x="9.492cm" svg:y="1.475cm" chart:style-name="ch3">
          <text:p>A Log-Log plot</text:p>
        </chart:subtitle>
        <chart:legend chart:legend-position="end" svg:x="19.449cm" svg:y="5.897cm" style:legend-expansion="high" chart:style-name="ch4"/>
        <chart:plot-area chart:style-name="ch5" table:cell-range-address="Sheet1.A1:Sheet1.D19" chart:data-source-has-labels="both" svg:x="1.442cm" svg:y="2.451cm" svg:width="17.576cm" svg:height="9.689cm">
          <chartooo:coordinate-region svg:x="2.989cm" svg:y="2.651cm" svg:width="15.564cm" svg:height="8.842cm"/>
          <chart:axis chart:dimension="x" chart:name="primary-x" chart:style-name="ch6" chartooo:axis-type="auto">
            <chart:title svg:x="8.135cm" svg:y="12.407cm" chart:style-name="ch7">
              <text:p>Number of elements in array</text:p>
            </chart:title>
            <chart:categories table:cell-range-address="Sheet1.A2:Sheet1.A19"/>
          </chart:axis>
          <chart:axis chart:dimension="y" chart:name="primary-y" chart:style-name="ch8">
            <chart:title svg:x="0.451cm" svg:y="9.019cm" chart:style-name="ch9">
              <text:p>Time (in microseconds)</text:p>
            </chart:title>
            <chart:grid chart:style-name="ch10" chart:class="major"/>
          </chart:axis>
          <chart:series chart:style-name="ch11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2" chart:values-cell-range-address="Sheet1.C2:Sheet1.C19" chart:label-cell-address="Sheet1.C1:Sheet1.C1" chart:class="chart:scatter">
            <chart:data-point chart:repeated="18"/>
          </chart:series>
          <chart:series chart:style-name="ch13" chart:values-cell-range-address="Sheet1.D2:Sheet1.D19" chart:label-cell-address="Sheet1.D1:Sheet1.D1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 1</text:p>
                <draw:g>
                  <svg:desc>Sheet1.B1:Sheet1.B1</svg:desc>
                </draw:g>
              </table:table-cell>
              <table:table-cell office:value-type="string">
                <text:p>Alg 2</text:p>
                <draw:g>
                  <svg:desc>Sheet1.C1:Sheet1.C1</svg:desc>
                </draw:g>
              </table:table-cell>
              <table:table-cell office:value-type="string">
                <text:p>Alg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  <table:table-cell office:value-type="float" office:value="578.1">
                <text:p>578.1</text:p>
                <draw:g>
                  <svg:desc>Sheet1.C2:Sheet1.C19</svg:desc>
                </draw:g>
              </table:table-cell>
              <table:table-cell office:value-type="float" office:value="297.7">
                <text:p>297.7</text:p>
                <draw:g>
                  <svg:desc>Sheet1.D2:Sheet1.D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  <table:table-cell office:value-type="float" office:value="2171.2">
                <text:p>2171.2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  <table:table-cell office:value-type="float" office:value="4809">
                <text:p>480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  <table:table-cell office:value-type="float" office:value="8679.8">
                <text:p>8679.8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  <table:table-cell office:value-type="float" office:value="13621.6">
                <text:p>13621.6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  <table:table-cell office:value-type="float" office:value="19502.3">
                <text:p>19502.3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  <table:table-cell office:value-type="float" office:value="26344">
                <text:p>26344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  <table:table-cell office:value-type="float" office:value="34577.8">
                <text:p>34577.8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  <table:table-cell office:value-type="float" office:value="43979">
                <text:p>439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  <table:table-cell office:value-type="float" office:value="54099.3">
                <text:p>54099.3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  <table:table-cell office:value-type="float" office:value="216514.9">
                <text:p>216514.9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  <table:table-cell office:value-type="float" office:value="487800.7">
                <text:p>487800.7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  <table:table-cell office:value-type="float" office:value="863355.1">
                <text:p>863355.1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  <table:table-cell office:value-type="float" office:value="368598.4">
                <text:p>368598.4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  <table:table-cell office:value-type="float" office:value="581644.8">
                <text:p>581644.8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  <table:table-cell office:value-type="float" office:value="553150.9">
                <text:p>553150.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  <table:table-cell office:value-type="float" office:value="473517.9">
                <text:p>473517.9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  <table:table-cell office:value-type="float" office:value="523590.8">
                <text:p>523590.8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